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960000007206F05B58D.png" manifest:media-type="image/png"/>
  <manifest:file-entry manifest:full-path="Pictures/10000201000000400000004067DBD01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cm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33cm" fo:min-width="5.3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32cm" fo:min-width="5.3cm"/>
    </style:style>
    <style:style style:name="gr4" style:family="graphic" style:parent-style-name="standard">
      <style:graphic-properties draw:stroke="none" svg:stroke-color="#000000" draw:fill="none" draw:fill-color="#ffffff" fo:min-height="1.676cm"/>
    </style:style>
    <style:style style:name="gr5" style:family="graphic" style:parent-style-name="objectwithoutfill">
      <style:graphic-properties svg:stroke-width="0.1cm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675cm"/>
    </style:style>
    <style:style style:name="gr7" style:family="graphic" style:parent-style-name="standard">
      <style:graphic-properties draw:stroke="none" svg:stroke-color="#000000" draw:fill="none" draw:fill-color="#ffffff" fo:min-height="0.747cm"/>
    </style:style>
    <style:style style:name="gr8" style:family="graphic" style:parent-style-name="objectwithoutfill">
      <style:graphic-properties svg:stroke-width="0.1cm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2.05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fill="solid" draw:fill-color="#ff42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fill="solid" draw:fill-color="#3366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2.95cm"/>
    </style:style>
    <style:style style:name="gr14" style:family="graphic" style:parent-style-name="objectwithoutfill">
      <style:graphic-properties svg:stroke-width="0.1cm" draw:marker-start="Arrow" draw:marker-start-width="0.4cm" draw:marker-end="" draw:marker-end-width="0.4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85cm"/>
    </style:style>
    <style:style style:name="gr16" style:family="graphic" style:parent-style-name="standard">
      <style:graphic-properties draw:stroke="none" svg:stroke-color="#000000" draw:fill="none" draw:fill-color="#ffffff" fo:min-height="1.25cm"/>
    </style:style>
    <style:style style:name="gr1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8cm" svg:y1="24.8cm" svg:x2="44.4cm" svg:y2="24.8cm">
          <text:p/>
        </draw:line>
        <draw:custom-shape draw:style-name="gr2" draw:text-style-name="P2" draw:layer="layout" svg:width="6.1cm" svg:height="3.083cm" svg:x="0.9cm" svg:y="17.117cm">
          <text:p text:style-name="P2"><text:span text:style-name="T1">DAQ</text:span></text:p>
          <text:p text:style-name="P2"><text:span text:style-name="T1">Event 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1cm" svg:height="3.082cm" svg:x="17.7cm" svg:y="18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1cm" svg:height="3.082cm" svg:x="18.3cm" svg:y="19.06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cm" svg:height="3.082cm" svg:x="18.9cm" svg:y="19.518cm">
          <text:p text:style-name="P2"><text:span text:style-name="T1">Standalone</text:span></text:p>
          <text:p text:style-name="P2"><text:span text:style-name="T1">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1cm" svg:height="3.083cm" svg:x="17.6cm" svg:y="13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1cm" svg:height="3.083cm" svg:x="18.2cm" svg:y="14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cm" svg:height="3.082cm" svg:x="18.8cm" svg:y="14.985cm">
          <text:p text:style-name="P2"><text:span text:style-name="T1">Analysis</text:span></text:p>
          <text:p text:style-name="P2"><text:span text:style-name="T1">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3cm" svg:height="1.987cm" svg:x="4.3cm" svg:y="12.9cm">
          <draw:text-box>
            <text:p text:style-name="P3"><text:span text:style-name="T2">Send </text:span></text:p>
            <text:p text:style-name="P3"><text:span text:style-name="T2">Event</text:span></text:p>
          </draw:text-box>
        </draw:frame>
        <draw:custom-shape draw:style-name="gr3" draw:text-style-name="P1" draw:layer="layout" svg:width="6.1cm" svg:height="3.082cm" svg:x="7.2cm" svg:y="4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1cm" svg:height="3.082cm" svg:x="7.8cm" svg:y="5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cm" svg:height="3.082cm" svg:x="8.4cm" svg:y="5.618cm">
          <text:p text:style-name="P2"><text:span text:style-name="T1">Event </text:span></text:p>
          <text:p text:style-name="P2"><text:span text:style-name="T1">coll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8.977cm" svg:height="3.394cm" draw:transform="skewX (-0.18779742751459) rotate (1.48579879222277) translate (4.2002351678316cm 17.1001905259369cm)" svg:viewBox="0 0 8978 3395" svg:d="M0 0c7095-2 8978 3395 8978 3395">
          <text:p/>
        </draw:path>
        <draw:path draw:style-name="gr5" draw:text-style-name="P1" draw:layer="layout" svg:width="7.589cm" svg:height="4.584cm" draw:transform="skewX (0.199665666428151) rotate (1.70710654137565) translate (14.1317765204742cm 16.3205520058547cm)" svg:viewBox="0 0 7590 4585" svg:d="M7590 0c-5996 0-7590 4585-7590 4585">
          <text:p/>
        </draw:path>
        <draw:path draw:style-name="gr5" draw:text-style-name="P1" draw:layer="layout" svg:width="7.754cm" svg:height="4.745cm" draw:transform="skewX (0.200538331054148) rotate (-1.43291531588735) translate (19.4337790286934cm 7.30318627114595cm)" svg:viewBox="0 0 7755 4746" svg:d="M7755 0c-6127 1-7755 4746-7755 4746">
          <text:p/>
        </draw:path>
        <draw:frame draw:style-name="gr6" draw:text-style-name="P3" draw:layer="layout" svg:width="3.1cm" svg:height="2.855cm" svg:x="11.1cm" svg:y="11.2cm">
          <draw:text-box>
            <text:p text:style-name="P3"><text:span text:style-name="T2">Send</text:span></text:p>
            <text:p text:style-name="P3"><text:span text:style-name="T2">Event</text:span></text:p>
            <text:p text:style-name="P3"><text:span text:style-name="T2">Update</text:span></text:p>
          </draw:text-box>
        </draw:frame>
        <draw:frame draw:style-name="gr4" draw:text-style-name="P3" draw:layer="layout" svg:width="3.1cm" svg:height="1.987cm" svg:x="15.6cm" svg:y="9.3cm">
          <draw:text-box>
            <text:p text:style-name="P3"><text:span text:style-name="T2">Query </text:span></text:p>
            <text:p text:style-name="P3"><text:span text:style-name="T2">Event</text:span></text:p>
          </draw:text-box>
        </draw:frame>
        <draw:custom-shape draw:style-name="gr3" draw:text-style-name="P1" draw:layer="layout" svg:width="6.1cm" svg:height="3.082cm" svg:x="30.4cm" svg:y="4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1cm" svg:height="3.082cm" svg:x="31cm" svg:y="5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1cm" svg:height="3.083cm" svg:x="31.6cm" svg:y="5.617cm">
          <text:p text:style-name="P2"><text:span text:style-name="T1">Monitor</text:span></text:p>
          <text:p text:style-name="P2"><text:span text:style-name="T1">Element</text:span></text:p>
          <text:p text:style-name="P2"><text:span text:style-name="T1">Coll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6.8cm" svg:height="0.997cm" svg:x="7.248cm" svg:y="3.58cm">
          <draw:text-box>
            <text:p text:style-name="P4"><text:span text:style-name="T3">00010100010101001</text:span></text:p>
          </draw:text-box>
        </draw:frame>
        <draw:line draw:style-name="gr8" draw:text-style-name="P1" draw:layer="layout" svg:x1="21.4cm" svg:y1="3.4cm" svg:x2="21.4cm" svg:y2="15cm">
          <text:p/>
        </draw:line>
        <draw:frame draw:style-name="gr9" draw:text-style-name="P3" draw:layer="layout" svg:width="4.6cm" svg:height="2.3cm" svg:x="21.1cm" svg:y="5.1cm">
          <draw:text-box>
            <text:p text:style-name="P3"><text:span text:style-name="T2">Start/End</text:span></text:p>
            <text:p text:style-name="P3"><text:span text:style-name="T2">Of Run</text:span></text:p>
          </draw:text-box>
        </draw:frame>
        <draw:frame draw:style-name="gr10" draw:text-style-name="P1" draw:layer="layout" svg:width="3.2cm" svg:height="2.905cm" svg:x="36.7cm" svg:y="3.6cm">
          <draw:image xlink:href="Pictures/10000201000000400000004067DBD018.png" xlink:type="simple" xlink:show="embed" xlink:actuate="onLoad">
            <text:p/>
          </draw:image>
        </draw:frame>
        <draw:frame draw:style-name="gr10" draw:text-style-name="P1" draw:layer="layout" svg:width="7.573cm" svg:height="5cm" svg:x="35.827cm" svg:y="17.8cm">
          <draw:image xlink:href="Pictures/1000020100000960000007206F05B58D.png" xlink:type="simple" xlink:show="embed" xlink:actuate="onLoad">
            <text:p/>
          </draw:image>
        </draw:frame>
        <draw:frame draw:style-name="gr11" draw:text-style-name="P1" draw:layer="layout" svg:width="1.6cm" svg:height="1.5cm" svg:x="37.5cm" svg:y="19.131cm">
          <draw:image xlink:href="Pictures/10000201000000400000004067DBD018.png" xlink:type="simple" xlink:show="embed" xlink:actuate="onLoad">
            <text:p/>
          </draw:image>
        </draw:frame>
        <draw:frame draw:style-name="gr12" draw:text-style-name="P1" draw:layer="layout" svg:width="1.6cm" svg:height="1.5cm" svg:x="40cm" svg:y="19.131cm">
          <draw:image xlink:href="Pictures/10000201000000400000004067DBD018.png" xlink:type="simple" xlink:show="embed" xlink:actuate="onLoad">
            <text:p/>
          </draw:image>
        </draw:frame>
        <draw:custom-shape draw:style-name="gr3" draw:text-style-name="P2" draw:layer="layout" svg:width="6.1cm" svg:height="3.082cm" svg:x="18.4cm" svg:y="0.3cm">
          <text:p text:style-name="P2"><text:span text:style-name="T1">Run</text:span></text:p>
          <text:p text:style-name="P2"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8.207cm" svg:height="6.356cm" draw:transform="skewX (-0.224972940582069) rotate (1.39469260526867) translate (23.7004470210384cm 14.9996176237368cm)" svg:viewBox="0 0 8208 6357" svg:d="M0 0c6485 0 8208 6357 8208 6357">
          <text:p/>
        </draw:path>
        <draw:frame draw:style-name="gr13" draw:text-style-name="P3" draw:layer="layout" svg:width="4.4cm" svg:height="3.2cm" svg:x="25.8cm" svg:y="10.7cm">
          <draw:text-box>
            <text:p text:style-name="P3"><text:span text:style-name="T2">Send </text:span></text:p>
            <text:p text:style-name="P3"><text:span text:style-name="T2">Monitor</text:span></text:p>
            <text:p text:style-name="P3"><text:span text:style-name="T2">Elements</text:span></text:p>
          </draw:text-box>
        </draw:frame>
        <draw:path draw:style-name="gr14" draw:text-style-name="P1" draw:layer="layout" svg:width="9.001cm" svg:height="5.415cm" draw:transform="skewX (-0.494277244164794) rotate (-1.71757851688762) translate (32.0003116568455cm 8.70021521431945cm)" svg:viewBox="0 0 9002 5416" svg:d="M0 0c7115-3 9002 5416 9002 5416">
          <text:p/>
        </draw:path>
        <draw:path draw:style-name="gr5" draw:text-style-name="P1" draw:layer="layout" svg:width="8.866cm" svg:height="2.432cm" draw:transform="skewX (0.202283660306143) rotate (-1.5097098029751) translate (39.9585291179515cm 8.94936785836008cm)" svg:viewBox="0 0 8867 2433" svg:d="M8867 0c-7006 1-8867 2433-8867 2433">
          <text:p/>
        </draw:path>
        <draw:path draw:style-name="gr5" draw:text-style-name="P1" draw:layer="layout" svg:width="8.862cm" svg:height="2.15cm" draw:transform="skewX (0.213802833369305) rotate (1.62490153360672) translate (36.5274340053275cm 17.5501613279987cm)" svg:viewBox="0 0 8863 2151" svg:d="M8863 0c-7003 0-8863 2151-8863 2151">
          <text:p/>
        </draw:path>
        <draw:frame draw:style-name="gr15" draw:text-style-name="P3" draw:layer="layout" svg:width="4.4cm" svg:height="2.855cm" svg:x="39.8cm" svg:y="11.145cm">
          <draw:text-box>
            <text:p text:style-name="P3"><text:span text:style-name="T2">Query</text:span></text:p>
            <text:p text:style-name="P3"><text:span text:style-name="T2">Monitor Elements</text:span></text:p>
          </draw:text-box>
        </draw:frame>
        <draw:frame draw:style-name="gr15" draw:text-style-name="P3" draw:layer="layout" svg:width="4.4cm" svg:height="3.723cm" svg:x="33.4cm" svg:y="13.845cm">
          <draw:text-box>
            <text:p text:style-name="P3"><text:span text:style-name="T2">Send</text:span></text:p>
            <text:p text:style-name="P3"><text:span text:style-name="T2">Monitor</text:span></text:p>
            <text:p text:style-name="P3"><text:span text:style-name="T2">Element </text:span></text:p>
            <text:p text:style-name="P3"><text:span text:style-name="T2">Updates</text:span></text:p>
          </draw:text-box>
        </draw:frame>
        <draw:frame draw:style-name="gr16" draw:text-style-name="P5" draw:layer="layout" svg:width="7.5cm" svg:height="1.5cm" svg:x="35.9cm" svg:y="23.1cm">
          <draw:text-box>
            <text:p text:style-name="P5"><text:span text:style-name="T4">Visualization</text:span></text:p>
          </draw:text-box>
        </draw:frame>
        <draw:frame draw:style-name="gr17" draw:text-style-name="P6" draw:layer="layout" svg:width="10.4cm" svg:height="2cm" svg:x="17.2cm" svg:y="24.9cm">
          <draw:text-box>
            <text:p text:style-name="P6"><text:span text:style-name="T5">WORK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21:45:10.099177075</meta:creation-date>
    <dc:date>2016-02-02T22:59:17.197649928</dc:date>
    <meta:editing-duration>PT27M30S</meta:editing-duration>
    <meta:editing-cycles>2</meta:editing-cycles>
    <meta:generator>LibreOffice/4.3.3.2$Linux_x86 LibreOffice_project/430m0$Build-2</meta:generator>
    <meta:document-statistic meta:object-count="37"/>
  </office:meta>
</office:document-meta>
</file>